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dce6" draw:textarea-horizontal-align="justify" draw:textarea-vertical-align="middle" draw:auto-grow-height="false" fo:min-height="2.163cm" fo:min-width="2.42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edce6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21cm" svg:height="2.413cm" svg:x="9.517cm" svg:y="10.271cm">
          <text:p text:style-name="P1">CP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18cm" svg:y1="10.652cm" svg:x2="9.009cm" svg:y2="10.652cm">
          <text:p/>
        </draw:line>
        <draw:line draw:style-name="gr2" draw:text-style-name="P3" draw:layer="layout" svg:x1="12.918cm" svg:y1="11.452cm" svg:x2="17.109cm" svg:y2="11.452cm">
          <text:p/>
        </draw:line>
        <draw:frame draw:style-name="gr3" draw:text-style-name="P4" draw:layer="layout" svg:width="6.949cm" svg:height="0.962cm" svg:x="1.509cm" svg:y="9.636cm">
          <draw:text-box>
            <text:p>Observed brain activity</text:p>
          </draw:text-box>
        </draw:frame>
        <draw:frame draw:style-name="gr3" draw:text-style-name="P4" draw:layer="layout" svg:width="7.017cm" svg:height="0.962cm" svg:x="12.619cm" svg:y="10.325cm">
          <draw:text-box>
            <text:p>Stimulation parameters</text:p>
          </draw:text-box>
        </draw:frame>
        <draw:line draw:style-name="gr2" draw:text-style-name="P3" draw:layer="layout" svg:x1="4.818cm" svg:y1="12.327cm" svg:x2="9.009cm" svg:y2="12.327cm">
          <text:p/>
        </draw:line>
        <draw:frame draw:style-name="gr3" draw:text-style-name="P4" draw:layer="layout" svg:width="6.556cm" svg:height="0.962cm" svg:x="1.809cm" svg:y="12.411cm">
          <draw:text-box>
            <text:p>Error signal (optional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21:35:07.781015168</meta:creation-date>
    <dc:date>2021-07-27T22:11:00.740534892</dc:date>
    <meta:editing-duration>PT25M42S</meta:editing-duration>
    <meta:editing-cycles>2</meta:editing-cycles>
    <meta:generator>LibreOffice/6.4.7.2$Linux_X86_64 LibreOffice_project/40$Build-2</meta:generator>
    <meta:document-statistic meta:object-count="7"/>
  </office:meta>
</office:document-meta>
</file>